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4.89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99cm" fo:min-width="3.94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7.873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655cm" fo:min-width="9.6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03cm" fo:min-width="3.9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175cm" svg:x="2.27cm" svg:y="15.9cm">
          <text:p text:style-name="P1">runn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7cm" svg:height="3.175cm" svg:x="6.715cm" svg:y="15.9cm">
          <text:p text:style-name="P1">post_process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1.049cm" svg:x="12.112cm" svg:y="17.192cm">
          <text:p text:style-name="P1">hw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373cm" svg:height="3.175cm" svg:x="2.152cm" svg:y="4.81cm">
          <text:p text:style-name="P1">hwp_common_input.py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.317cm" svg:y1="9.572cm" svg:x2="20.59cm" svg:y2="9.572cm">
          <text:p/>
        </draw:line>
        <draw:custom-shape draw:style-name="gr6" draw:text-style-name="P2" draw:layer="layout" svg:width="10.16cm" svg:height="1.905cm" svg:x="1.687cm" svg:y="11.242cm">
          <text:p text:style-name="P1">Specific to runner for a scenario combo output in one countr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45cm" svg:height="1.253cm" svg:x="12.112cm" svg:y="15.922cm">
          <text:p text:style-name="P1">harves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cm" svg:height="1.905cm" svg:x="1cm" svg:y="1.317cm">
          <text:p text:style-name="P1">Common to all countri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45cm" svg:height="1.253cm" svg:x="12.112cm" svg:y="18.262cm">
          <text:p text:style-name="P1">na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45cm" svg:height="1.253cm" svg:x="12.112cm" svg:y="20.802cm">
          <text:p text:style-name="P1">stock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45cm" svg:height="1.253cm" svg:x="12.112cm" svg:y="19.532cm">
          <text:p text:style-name="P1">sink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45cm" svg:height="1.253cm" svg:x="12.112cm" svg:y="22.089cm">
          <text:p text:style-name="P1">are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0:17:22.933318148</meta:creation-date>
    <dc:date>2025-03-19T11:57:00.784299802</dc:date>
    <meta:editing-duration>PT1H19M17S</meta:editing-duration>
    <meta:editing-cycles>1</meta:editing-cycles>
    <meta:document-statistic meta:object-count="12"/>
    <meta:generator>LibreOffice/7.4.7.2$Linux_X86_64 LibreOffice_project/40$Build-2</meta:generator>
  </office:meta>
</office:document-meta>
</file>